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0.7445in"/>
    </style:style>
    <style:style style:name="co3" style:family="table-column">
      <style:table-column-properties fo:break-before="auto" style:column-width="0.7772in"/>
    </style:style>
    <style:style style:name="co4" style:family="table-column">
      <style:table-column-properties fo:break-before="auto" style:column-width="0.852in"/>
    </style:style>
    <style:style style:name="co5" style:family="table-column">
      <style:table-column-properties fo:break-before="auto" style:column-width="1.6165in"/>
    </style:style>
    <style:style style:name="co6" style:family="table-column">
      <style:table-column-properties fo:break-before="auto" style:column-width="2.457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COUNTY</text:p>
          </table:table-cell>
          <table:table-cell office:value-type="string">
            <text:p>LAT</text:p>
          </table:table-cell>
          <table:table-cell office:value-type="string">
            <text:p>LON</text:p>
          </table:table-cell>
          <table:table-cell office:value-type="string">
            <text:p>POP</text:p>
          </table:table-cell>
          <table:table-cell office:value-type="string">
            <text:p>POP_IN_WSP_AREA</text:p>
          </table:table-cell>
          <table:table-cell office:value-type="string">
            <text:p>COUNTY_WSPS</text:p>
          </table:table-cell>
        </table:table-row>
        <table:table-row table:style-name="ro2">
          <table:table-cell office:value-type="string">
            <text:p>Baringo</text:p>
          </table:table-cell>
          <table:table-cell office:value-type="float" office:value="0.512912">
            <text:p>0.512912</text:p>
          </table:table-cell>
          <table:table-cell office:value-type="float" office:value="35.952537">
            <text:p>35.952537</text:p>
          </table:table-cell>
          <table:table-cell office:value-type="float" office:value="631638">
            <text:p>631638</text:p>
          </table:table-cell>
          <table:table-cell office:value-type="string">
            <text:p>6%</text:p>
          </table:table-cell>
          <table:table-cell office:value-type="string">
            <text:p>Eldama Ravine</text:p>
          </table:table-cell>
        </table:table-row>
        <table:table-row table:style-name="ro2">
          <table:table-cell office:value-type="string">
            <text:p>Bungoma</text:p>
          </table:table-cell>
          <table:table-cell office:value-type="float" office:value="0.737046">
            <text:p>0.737046</text:p>
          </table:table-cell>
          <table:table-cell office:value-type="float" office:value="34.672536">
            <text:p>34.672536</text:p>
          </table:table-cell>
          <table:table-cell office:value-type="float" office:value="1697243">
            <text:p>1697243</text:p>
          </table:table-cell>
          <table:table-cell office:value-type="string">
            <text:p>24%</text:p>
          </table:table-cell>
          <table:table-cell office:value-type="string">
            <text:p>Nzoia</text:p>
          </table:table-cell>
        </table:table-row>
        <table:table-row table:style-name="ro2">
          <table:table-cell office:value-type="string">
            <text:p>Busia</text:p>
          </table:table-cell>
          <table:table-cell office:value-type="float" office:value="0.428414">
            <text:p>0.428414</text:p>
          </table:table-cell>
          <table:table-cell office:value-type="float" office:value="34.210571">
            <text:p>34.210571</text:p>
          </table:table-cell>
          <table:table-cell office:value-type="float" office:value="858259">
            <text:p>858259</text:p>
          </table:table-cell>
          <table:table-cell office:value-type="string">
            <text:p>47%</text:p>
          </table:table-cell>
          <table:table-cell office:value-type="string">
            <text:p>Kakamega Busia</text:p>
          </table:table-cell>
        </table:table-row>
        <table:table-row table:style-name="ro2">
          <table:table-cell office:value-type="string">
            <text:p>Elgeyo- Marakwet</text:p>
          </table:table-cell>
          <table:table-cell office:value-type="float" office:value="0.806011">
            <text:p>0.806011</text:p>
          </table:table-cell>
          <table:table-cell office:value-type="float" office:value="35.564093">
            <text:p>35.564093</text:p>
          </table:table-cell>
          <table:table-cell office:value-type="float" office:value="424781">
            <text:p>424781</text:p>
          </table:table-cell>
          <table:table-cell office:value-type="string">
            <text:p>12%</text:p>
          </table:table-cell>
          <table:table-cell office:value-type="string">
            <text:p>Iten Tambach</text:p>
          </table:table-cell>
        </table:table-row>
        <table:table-row table:style-name="ro2">
          <table:table-cell office:value-type="string">
            <text:p>Embu</text:p>
          </table:table-cell>
          <table:table-cell office:value-type="float" office:value="-0.5982">
            <text:p>-0.5982</text:p>
          </table:table-cell>
          <table:table-cell office:value-type="float" office:value="37.653906">
            <text:p>37.653906</text:p>
          </table:table-cell>
          <table:table-cell office:value-type="float" office:value="561607">
            <text:p>561607</text:p>
          </table:table-cell>
          <table:table-cell office:value-type="string">
            <text:p>84%</text:p>
          </table:table-cell>
          <table:table-cell office:value-type="string">
            <text:p>Embe, Embu, Ngandori Nginda, Kyeni, Ngagaka</text:p>
          </table:table-cell>
        </table:table-row>
        <table:table-row table:style-name="ro2">
          <table:table-cell office:value-type="string">
            <text:p>Garissa</text:p>
          </table:table-cell>
          <table:table-cell office:value-type="float" office:value="-0.564679">
            <text:p>-0.564679</text:p>
          </table:table-cell>
          <table:table-cell office:value-type="float" office:value="40.408457">
            <text:p>40.408457</text:p>
          </table:table-cell>
          <table:table-cell office:value-type="float" office:value="747177">
            <text:p>747177</text:p>
          </table:table-cell>
          <table:table-cell office:value-type="string">
            <text:p>20%</text:p>
          </table:table-cell>
          <table:table-cell office:value-type="string">
            <text:p>Garissa</text:p>
          </table:table-cell>
        </table:table-row>
        <table:table-row table:style-name="ro2">
          <table:table-cell office:value-type="string">
            <text:p>Homa Bay</text:p>
          </table:table-cell>
          <table:table-cell office:value-type="float" office:value="-0.640985">
            <text:p>-0.640985</text:p>
          </table:table-cell>
          <table:table-cell office:value-type="float" office:value="34.411083">
            <text:p>34.411083</text:p>
          </table:table-cell>
          <table:table-cell office:value-type="float" office:value="1101125">
            <text:p>1101125</text:p>
          </table:table-cell>
          <table:table-cell office:value-type="string">
            <text:p>11%</text:p>
          </table:table-cell>
          <table:table-cell office:value-type="string">
            <text:p>South Nyanza</text:p>
          </table:table-cell>
        </table:table-row>
        <table:table-row table:style-name="ro2">
          <table:table-cell office:value-type="string">
            <text:p>Isiolo</text:p>
          </table:table-cell>
          <table:table-cell office:value-type="float" office:value="0.949302">
            <text:p>0.949302</text:p>
          </table:table-cell>
          <table:table-cell office:value-type="float" office:value="38.614718">
            <text:p>38.614718</text:p>
          </table:table-cell>
          <table:table-cell office:value-type="float" office:value="153968">
            <text:p>153968</text:p>
          </table:table-cell>
          <table:table-cell office:value-type="string">
            <text:p>41%</text:p>
          </table:table-cell>
          <table:table-cell office:value-type="string">
            <text:p>Isiolo</text:p>
          </table:table-cell>
        </table:table-row>
        <table:table-row table:style-name="ro2">
          <table:table-cell office:value-type="string">
            <text:p>Kajiado</text:p>
          </table:table-cell>
          <table:table-cell office:value-type="float" office:value="-2.221971">
            <text:p>-2.221971</text:p>
          </table:table-cell>
          <table:table-cell office:value-type="float" office:value="36.980268">
            <text:p>36.980268</text:p>
          </table:table-cell>
          <table:table-cell office:value-type="float" office:value="856926">
            <text:p>856926</text:p>
          </table:table-cell>
          <table:table-cell office:value-type="string">
            <text:p>66%</text:p>
          </table:table-cell>
          <table:table-cell office:value-type="string">
            <text:p>Oloolaiser, Olkejuado, Nolturesh-Loitoktok, Namanga</text:p>
          </table:table-cell>
        </table:table-row>
        <table:table-row table:style-name="ro2">
          <table:table-cell office:value-type="string">
            <text:p>Kakamega</text:p>
          </table:table-cell>
          <table:table-cell office:value-type="float" office:value="0.308499">
            <text:p>0.308499</text:p>
          </table:table-cell>
          <table:table-cell office:value-type="float" office:value="34.654844">
            <text:p>34.654844</text:p>
          </table:table-cell>
          <table:table-cell office:value-type="float" office:value="1844304">
            <text:p>1844304</text:p>
          </table:table-cell>
          <table:table-cell office:value-type="string">
            <text:p>22%</text:p>
          </table:table-cell>
          <table:table-cell office:value-type="string">
            <text:p>Kakamega-Busia</text:p>
          </table:table-cell>
        </table:table-row>
        <table:table-row table:style-name="ro2">
          <table:table-cell office:value-type="string">
            <text:p>Kericho</text:p>
          </table:table-cell>
          <table:table-cell office:value-type="float" office:value="-0.297842">
            <text:p>-0.297842</text:p>
          </table:table-cell>
          <table:table-cell office:value-type="float" office:value="35.319833">
            <text:p>35.319833</text:p>
          </table:table-cell>
          <table:table-cell office:value-type="float" office:value="847123">
            <text:p>847123</text:p>
          </table:table-cell>
          <table:table-cell office:value-type="string">
            <text:p>41%</text:p>
          </table:table-cell>
          <table:table-cell office:value-type="string">
            <text:p>Kericho, Tililbei</text:p>
          </table:table-cell>
        </table:table-row>
        <table:table-row table:style-name="ro2">
          <table:table-cell office:value-type="string">
            <text:p>Kiambu</text:p>
          </table:table-cell>
          <table:table-cell office:value-type="float" office:value="-1.060698">
            <text:p>-1.060698</text:p>
          </table:table-cell>
          <table:table-cell office:value-type="float" office:value="36.79929">
            <text:p>36.79929</text:p>
          </table:table-cell>
          <table:table-cell office:value-type="float" office:value="1841976">
            <text:p>1841976</text:p>
          </table:table-cell>
          <table:table-cell office:value-type="string">
            <text:p>87%</text:p>
          </table:table-cell>
          <table:table-cell office:value-type="string">
            <text:p>Gatundu South, Kikuyu, Ruiru-Juja, Thika, Kiambu, Githunguri, Karimenu, Karuri, Limuru</text:p>
          </table:table-cell>
        </table:table-row>
        <table:table-row table:style-name="ro2">
          <table:table-cell office:value-type="string">
            <text:p>Kilifi</text:p>
          </table:table-cell>
          <table:table-cell office:value-type="float" office:value="-3.279972">
            <text:p>-3.279972</text:p>
          </table:table-cell>
          <table:table-cell office:value-type="float" office:value="39.63501">
            <text:p>39.63501</text:p>
          </table:table-cell>
          <table:table-cell office:value-type="float" office:value="1289613">
            <text:p>1289613</text:p>
          </table:table-cell>
          <table:table-cell office:value-type="string">
            <text:p>84%</text:p>
          </table:table-cell>
          <table:table-cell office:value-type="string">
            <text:p>Kilifi-Mariakani Malindi</text:p>
          </table:table-cell>
        </table:table-row>
        <table:table-row table:style-name="ro2">
          <table:table-cell office:value-type="string">
            <text:p>Kirinyaga</text:p>
          </table:table-cell>
          <table:table-cell office:value-type="float" office:value="-0.517766">
            <text:p>-0.517766</text:p>
          </table:table-cell>
          <table:table-cell office:value-type="float" office:value="37.302006">
            <text:p>37.302006</text:p>
          </table:table-cell>
          <table:table-cell office:value-type="float" office:value="568864">
            <text:p>568864</text:p>
          </table:table-cell>
          <table:table-cell office:value-type="string">
            <text:p>78%</text:p>
          </table:table-cell>
          <table:table-cell office:value-type="string">
            <text:p>Gichugu Kirinyaga</text:p>
          </table:table-cell>
        </table:table-row>
        <table:table-row table:style-name="ro2">
          <table:table-cell office:value-type="string">
            <text:p>Kisii</text:p>
          </table:table-cell>
          <table:table-cell office:value-type="float" office:value="-0.782524">
            <text:p>-0.782524</text:p>
          </table:table-cell>
          <table:table-cell office:value-type="float" office:value="34.766895">
            <text:p>34.766895</text:p>
          </table:table-cell>
          <table:table-cell office:value-type="float" office:value="1319678">
            <text:p>1319678</text:p>
          </table:table-cell>
          <table:table-cell office:value-type="string">
            <text:p>53%</text:p>
          </table:table-cell>
          <table:table-cell office:value-type="string">
            <text:p>Gusii</text:p>
          </table:table-cell>
        </table:table-row>
        <table:table-row table:style-name="ro2">
          <table:table-cell office:value-type="string">
            <text:p>Kisumu</text:p>
          </table:table-cell>
          <table:table-cell office:value-type="float" office:value="-0.167225">
            <text:p>-0.167225</text:p>
          </table:table-cell>
          <table:table-cell office:value-type="float" office:value="34.953647">
            <text:p>34.953647</text:p>
          </table:table-cell>
          <table:table-cell office:value-type="float" office:value="1105353">
            <text:p>1105353</text:p>
          </table:table-cell>
          <table:table-cell office:value-type="string">
            <text:p>37%</text:p>
          </table:table-cell>
          <table:table-cell office:value-type="string">
            <text:p>Gulf Nyanas Kisumu</text:p>
          </table:table-cell>
        </table:table-row>
        <table:table-row table:style-name="ro2">
          <table:table-cell office:value-type="string">
            <text:p>Kitui</text:p>
          </table:table-cell>
          <table:table-cell office:value-type="float" office:value="-1.519146">
            <text:p>-1.519146</text:p>
          </table:table-cell>
          <table:table-cell office:value-type="float" office:value="38.376101">
            <text:p>38.376101</text:p>
          </table:table-cell>
          <table:table-cell office:value-type="float" office:value="1129118">
            <text:p>1129118</text:p>
          </table:table-cell>
          <table:table-cell office:value-type="string">
            <text:p>100%</text:p>
          </table:table-cell>
          <table:table-cell office:value-type="string">
            <text:p>Kiambere Mwingi Kitui</text:p>
          </table:table-cell>
        </table:table-row>
        <table:table-row table:style-name="ro2">
          <table:table-cell office:value-type="string">
            <text:p>Kwale</text:p>
          </table:table-cell>
          <table:table-cell office:value-type="float" office:value="-4.242667">
            <text:p>-4.242667</text:p>
          </table:table-cell>
          <table:table-cell office:value-type="float" office:value="39.174233">
            <text:p>39.174233</text:p>
          </table:table-cell>
          <table:table-cell office:value-type="float" office:value="738931">
            <text:p>738931</text:p>
          </table:table-cell>
          <table:table-cell office:value-type="string">
            <text:p>40%</text:p>
          </table:table-cell>
          <table:table-cell office:value-type="string">
            <text:p>Kwale</text:p>
          </table:table-cell>
        </table:table-row>
        <table:table-row table:style-name="ro2">
          <table:table-cell office:value-type="string">
            <text:p>Laikipia</text:p>
          </table:table-cell>
          <table:table-cell office:value-type="float" office:value="0.311627">
            <text:p>0.311627</text:p>
          </table:table-cell>
          <table:table-cell office:value-type="float" office:value="36.814178">
            <text:p>36.814178</text:p>
          </table:table-cell>
          <table:table-cell office:value-type="float" office:value="483390">
            <text:p>483390</text:p>
          </table:table-cell>
          <table:table-cell office:value-type="string">
            <text:p>36%</text:p>
          </table:table-cell>
          <table:table-cell office:value-type="string">
            <text:p>Nanyuki, Nyahururu, Rumuruti</text:p>
          </table:table-cell>
        </table:table-row>
        <table:table-row table:style-name="ro2">
          <table:table-cell office:value-type="string">
            <text:p>Lamu</text:p>
          </table:table-cell>
          <table:table-cell office:value-type="float" office:value="-2.03752">
            <text:p>-2.03752</text:p>
          </table:table-cell>
          <table:table-cell office:value-type="float" office:value="40.688214">
            <text:p>40.688214</text:p>
          </table:table-cell>
          <table:table-cell office:value-type="float" office:value="114714">
            <text:p>114714</text:p>
          </table:table-cell>
          <table:table-cell office:value-type="string">
            <text:p>19%</text:p>
          </table:table-cell>
          <table:table-cell office:value-type="string">
            <text:p>Lamu</text:p>
          </table:table-cell>
        </table:table-row>
        <table:table-row table:style-name="ro2">
          <table:table-cell office:value-type="string">
            <text:p>Machakos</text:p>
          </table:table-cell>
          <table:table-cell office:value-type="float" office:value="-1.327138">
            <text:p>-1.327138</text:p>
          </table:table-cell>
          <table:table-cell office:value-type="float" office:value="37.352277">
            <text:p>37.352277</text:p>
          </table:table-cell>
          <table:table-cell office:value-type="float" office:value="1195193">
            <text:p>1195193</text:p>
          </table:table-cell>
          <table:table-cell office:value-type="string">
            <text:p>80%</text:p>
          </table:table-cell>
          <table:table-cell office:value-type="string">
            <text:p>Machakos, Mavoko, Matungulu Kangundo, Mwala, Yatta,Kathiani</text:p>
          </table:table-cell>
        </table:table-row>
        <table:table-row table:style-name="ro2">
          <table:table-cell office:value-type="string">
            <text:p>Makueni</text:p>
          </table:table-cell>
          <table:table-cell office:value-type="float" office:value="-2.211917">
            <text:p>-2.211917</text:p>
          </table:table-cell>
          <table:table-cell office:value-type="float" office:value="37.865047">
            <text:p>37.865047</text:p>
          </table:table-cell>
          <table:table-cell office:value-type="float" office:value="1015492">
            <text:p>1015492</text:p>
          </table:table-cell>
          <table:table-cell office:value-type="string">
            <text:p>34%</text:p>
          </table:table-cell>
          <table:table-cell office:value-type="string">
            <text:p>Wote, Kibwezi Makindu</text:p>
          </table:table-cell>
        </table:table-row>
        <table:table-row table:style-name="ro2">
          <table:table-cell office:value-type="string">
            <text:p>Marsabit</text:p>
          </table:table-cell>
          <table:table-cell office:value-type="float" office:value="2.772167">
            <text:p>2.772167</text:p>
          </table:table-cell>
          <table:table-cell office:value-type="float" office:value="37.76822">
            <text:p>37.76822</text:p>
          </table:table-cell>
          <table:table-cell office:value-type="float" office:value="334277">
            <text:p>334277</text:p>
          </table:table-cell>
          <table:table-cell office:value-type="string">
            <text:p>14%</text:p>
          </table:table-cell>
          <table:table-cell office:value-type="string">
            <text:p>Moyale</text:p>
          </table:table-cell>
        </table:table-row>
        <table:table-row table:style-name="ro2">
          <table:table-cell office:value-type="string">
            <text:p>Meru</text:p>
          </table:table-cell>
          <table:table-cell office:value-type="float" office:value="0.159398">
            <text:p>0.159398</text:p>
          </table:table-cell>
          <table:table-cell office:value-type="float" office:value="37.750761">
            <text:p>37.750761</text:p>
          </table:table-cell>
          <table:table-cell office:value-type="float" office:value="1547298">
            <text:p>1547298</text:p>
          </table:table-cell>
          <table:table-cell office:value-type="string">
            <text:p>38%</text:p>
          </table:table-cell>
          <table:table-cell office:value-type="string">
            <text:p>Imetha, Meru, Tuuru</text:p>
          </table:table-cell>
        </table:table-row>
        <table:table-row table:style-name="ro2">
          <table:table-cell office:value-type="string">
            <text:p>Migori</text:p>
          </table:table-cell>
          <table:table-cell office:value-type="float" office:value="-1.008592">
            <text:p>-1.008592</text:p>
          </table:table-cell>
          <table:table-cell office:value-type="float" office:value="34.42681">
            <text:p>34.42681</text:p>
          </table:table-cell>
          <table:table-cell office:value-type="float" office:value="1065835">
            <text:p>1065835</text:p>
          </table:table-cell>
          <table:table-cell office:value-type="string">
            <text:p>24%</text:p>
          </table:table-cell>
          <table:table-cell office:value-type="string">
            <text:p>Mikutra</text:p>
          </table:table-cell>
        </table:table-row>
        <table:table-row table:style-name="ro1">
          <table:table-cell office:value-type="string">
            <text:p>Mombasa</text:p>
          </table:table-cell>
          <table:table-cell office:value-type="float" office:value="-3.998813">
            <text:p>-3.998813</text:p>
          </table:table-cell>
          <table:table-cell office:value-type="float" office:value="39.632129">
            <text:p>39.632129</text:p>
          </table:table-cell>
          <table:table-cell office:value-type="float" office:value="1071654">
            <text:p>1071654</text:p>
          </table:table-cell>
          <table:table-cell office:value-type="string">
            <text:p>97%</text:p>
          </table:table-cell>
          <table:table-cell office:value-type="string">
            <text:p>Mombasa</text:p>
          </table:table-cell>
        </table:table-row>
        <table:table-row table:style-name="ro2">
          <table:table-cell office:value-type="string">
            <text:p>Murang'a</text:p>
          </table:table-cell>
          <table:table-cell office:value-type="float" office:value="-0.804314">
            <text:p>-0.804314</text:p>
          </table:table-cell>
          <table:table-cell office:value-type="float" office:value="37.035566">
            <text:p>37.035566</text:p>
          </table:table-cell>
          <table:table-cell office:value-type="float" office:value="1069569">
            <text:p>1069569</text:p>
          </table:table-cell>
          <table:table-cell office:value-type="string">
            <text:p>90%</text:p>
          </table:table-cell>
          <table:table-cell office:value-type="string">
            <text:p>Gatanga, Gatamathi, Kahuti, Muranga South, Muranga</text:p>
          </table:table-cell>
        </table:table-row>
        <table:table-row table:style-name="ro1">
          <table:table-cell office:value-type="string">
            <text:p>Nairobi</text:p>
          </table:table-cell>
          <table:table-cell office:value-type="float" office:value="-1.296975">
            <text:p>-1.296975</text:p>
          </table:table-cell>
          <table:table-cell office:value-type="float" office:value="36.844534">
            <text:p>36.844534</text:p>
          </table:table-cell>
          <table:table-cell office:value-type="float" office:value="3836698">
            <text:p>3836698</text:p>
          </table:table-cell>
          <table:table-cell office:value-type="string">
            <text:p>97%</text:p>
          </table:table-cell>
          <table:table-cell office:value-type="string">
            <text:p>Nairobi</text:p>
          </table:table-cell>
        </table:table-row>
        <table:table-row table:style-name="ro2">
          <table:table-cell office:value-type="string">
            <text:p>Nakuru</text:p>
          </table:table-cell>
          <table:table-cell office:value-type="float" office:value="-0.385212">
            <text:p>-0.385212</text:p>
          </table:table-cell>
          <table:table-cell office:value-type="float" office:value="36.036261">
            <text:p>36.036261</text:p>
          </table:table-cell>
          <table:table-cell office:value-type="float" office:value="1895066">
            <text:p>1895066</text:p>
          </table:table-cell>
          <table:table-cell office:value-type="string">
            <text:p>55%</text:p>
          </table:table-cell>
          <table:table-cell office:value-type="string">
            <text:p>Naivasha, Nakuru, Nakuru Rural</text:p>
          </table:table-cell>
        </table:table-row>
        <table:table-row table:style-name="ro2">
          <table:table-cell office:value-type="string">
            <text:p>Nandi</text:p>
          </table:table-cell>
          <table:table-cell office:value-type="float" office:value="0.143371">
            <text:p>0.143371</text:p>
          </table:table-cell>
          <table:table-cell office:value-type="float" office:value="35.156125">
            <text:p>35.156125</text:p>
          </table:table-cell>
          <table:table-cell office:value-type="float" office:value="868664">
            <text:p>868664</text:p>
          </table:table-cell>
          <table:table-cell office:value-type="string">
            <text:p>9%</text:p>
          </table:table-cell>
          <table:table-cell office:value-type="string">
            <text:p>Nyanas, Kapsabet Nandi</text:p>
          </table:table-cell>
        </table:table-row>
        <table:table-row table:style-name="ro2">
          <table:table-cell office:value-type="string">
            <text:p>Narok</text:p>
          </table:table-cell>
          <table:table-cell office:value-type="float" office:value="-1.227452">
            <text:p>-1.227452</text:p>
          </table:table-cell>
          <table:table-cell office:value-type="float" office:value="35.686784">
            <text:p>35.686784</text:p>
          </table:table-cell>
          <table:table-cell office:value-type="float" office:value="1000899">
            <text:p>1000899</text:p>
          </table:table-cell>
          <table:table-cell office:value-type="string">
            <text:p>7%</text:p>
          </table:table-cell>
          <table:table-cell office:value-type="string">
            <text:p>Narok</text:p>
          </table:table-cell>
        </table:table-row>
        <table:table-row table:style-name="ro2">
          <table:table-cell office:value-type="string">
            <text:p>Nyamira</text:p>
          </table:table-cell>
          <table:table-cell office:value-type="float" office:value="-0.644917">
            <text:p>-0.644917</text:p>
          </table:table-cell>
          <table:table-cell office:value-type="float" office:value="34.955612">
            <text:p>34.955612</text:p>
          </table:table-cell>
          <table:table-cell office:value-type="float" office:value="673572">
            <text:p>673572</text:p>
          </table:table-cell>
          <table:table-cell office:value-type="string">
            <text:p>100%</text:p>
          </table:table-cell>
          <table:table-cell office:value-type="string">
            <text:p>Gusii</text:p>
          </table:table-cell>
        </table:table-row>
        <table:table-row table:style-name="ro2">
          <table:table-cell office:value-type="string">
            <text:p>Nyandarua</text:p>
          </table:table-cell>
          <table:table-cell office:value-type="float" office:value="-0.374727">
            <text:p>-0.374727</text:p>
          </table:table-cell>
          <table:table-cell office:value-type="float" office:value="36.494076">
            <text:p>36.494076</text:p>
          </table:table-cell>
          <table:table-cell office:value-type="float" office:value="701363">
            <text:p>701363</text:p>
          </table:table-cell>
          <table:table-cell office:value-type="string">
            <text:p>38%</text:p>
          </table:table-cell>
          <table:table-cell office:value-type="string">
            <text:p>Engineer, Nyandarua, Olkalou</text:p>
          </table:table-cell>
        </table:table-row>
        <table:table-row table:style-name="ro2">
          <table:table-cell office:value-type="string">
            <text:p>Nyeri</text:p>
          </table:table-cell>
          <table:table-cell office:value-type="float" office:value="-0.407168">
            <text:p>-0.407168</text:p>
          </table:table-cell>
          <table:table-cell office:value-type="float" office:value="36.965186">
            <text:p>36.965186</text:p>
          </table:table-cell>
          <table:table-cell office:value-type="float" office:value="721748">
            <text:p>721748</text:p>
          </table:table-cell>
          <table:table-cell office:value-type="string">
            <text:p>76%</text:p>
          </table:table-cell>
          <table:table-cell office:value-type="string">
            <text:p>Nyeri, Mathira, Othaya Mukurweini, Tetu Aberdare</text:p>
          </table:table-cell>
        </table:table-row>
        <table:table-row table:style-name="ro2">
          <table:table-cell office:value-type="string">
            <text:p>Samburu</text:p>
          </table:table-cell>
          <table:table-cell office:value-type="float" office:value="1.183862">
            <text:p>1.183862</text:p>
          </table:table-cell>
          <table:table-cell office:value-type="float" office:value="37.184377">
            <text:p>37.184377</text:p>
          </table:table-cell>
          <table:table-cell office:value-type="float" office:value="248470">
            <text:p>248470</text:p>
          </table:table-cell>
          <table:table-cell office:value-type="string">
            <text:p>16%</text:p>
          </table:table-cell>
          <table:table-cell office:value-type="string">
            <text:p>Maralal</text:p>
          </table:table-cell>
        </table:table-row>
        <table:table-row table:style-name="ro2">
          <table:table-cell office:value-type="string">
            <text:p>Siaya</text:p>
          </table:table-cell>
          <table:table-cell office:value-type="float" office:value="0.039184">
            <text:p>0.039184</text:p>
          </table:table-cell>
          <table:table-cell office:value-type="float" office:value="34.279374">
            <text:p>34.279374</text:p>
          </table:table-cell>
          <table:table-cell office:value-type="float" office:value="960919">
            <text:p>960919</text:p>
          </table:table-cell>
          <table:table-cell office:value-type="string">
            <text:p>43%</text:p>
          </table:table-cell>
          <table:table-cell office:value-type="string">
            <text:p>Sibo</text:p>
          </table:table-cell>
        </table:table-row>
        <table:table-row table:style-name="ro2">
          <table:table-cell office:value-type="string">
            <text:p>Taita-Taveta</text:p>
          </table:table-cell>
          <table:table-cell office:value-type="float" office:value="-3.551502">
            <text:p>-3.551502</text:p>
          </table:table-cell>
          <table:table-cell office:value-type="float" office:value="38.376101">
            <text:p>38.376101</text:p>
          </table:table-cell>
          <table:table-cell office:value-type="float" office:value="310299">
            <text:p>310299</text:p>
          </table:table-cell>
          <table:table-cell office:value-type="string">
            <text:p>20%</text:p>
          </table:table-cell>
          <table:table-cell office:value-type="string">
            <text:p>Tavevo</text:p>
          </table:table-cell>
        </table:table-row>
        <table:table-row table:style-name="ro2">
          <table:table-cell office:value-type="string">
            <text:p>Tharaka-Nithi</text:p>
          </table:table-cell>
          <table:table-cell office:value-type="float" office:value="-0.227324">
            <text:p>-0.227324</text:p>
          </table:table-cell>
          <table:table-cell office:value-type="float" office:value="37.882411">
            <text:p>37.882411</text:p>
          </table:table-cell>
          <table:table-cell office:value-type="float" office:value="423518">
            <text:p>423518</text:p>
          </table:table-cell>
          <table:table-cell office:value-type="string">
            <text:p>31%</text:p>
          </table:table-cell>
          <table:table-cell office:value-type="string">
            <text:p>Nithi, Murugi Mugumango</text:p>
          </table:table-cell>
        </table:table-row>
        <table:table-row table:style-name="ro2">
          <table:table-cell office:value-type="string">
            <text:p>Trans Nzoia</text:p>
          </table:table-cell>
          <table:table-cell office:value-type="float" office:value="1.030597">
            <text:p>1.030597</text:p>
          </table:table-cell>
          <table:table-cell office:value-type="float" office:value="34.949297">
            <text:p>34.949297</text:p>
          </table:table-cell>
          <table:table-cell office:value-type="float" office:value="1005758">
            <text:p>1005758</text:p>
          </table:table-cell>
          <table:table-cell office:value-type="string">
            <text:p>40%</text:p>
          </table:table-cell>
          <table:table-cell office:value-type="string">
            <text:p>Nzoia</text:p>
          </table:table-cell>
        </table:table-row>
        <table:table-row table:style-name="ro2">
          <table:table-cell office:value-type="string">
            <text:p>Turkana</text:p>
          </table:table-cell>
          <table:table-cell office:value-type="float" office:value="3.318344">
            <text:p>3.318344</text:p>
          </table:table-cell>
          <table:table-cell office:value-type="float" office:value="35.401457">
            <text:p>35.401457</text:p>
          </table:table-cell>
          <table:table-cell office:value-type="float" office:value="975858">
            <text:p>975858</text:p>
          </table:table-cell>
          <table:table-cell office:value-type="string">
            <text:p>7%</text:p>
          </table:table-cell>
          <table:table-cell office:value-type="string">
            <text:p>Lodwar</text:p>
          </table:table-cell>
        </table:table-row>
        <table:table-row table:style-name="ro2">
          <table:table-cell office:value-type="string">
            <text:p>Uasin Gishu</text:p>
          </table:table-cell>
          <table:table-cell office:value-type="float" office:value="0.555288">
            <text:p>0.555288</text:p>
          </table:table-cell>
          <table:table-cell office:value-type="float" office:value="35.306307">
            <text:p>35.306307</text:p>
          </table:table-cell>
          <table:table-cell office:value-type="float" office:value="1054331">
            <text:p>1054331</text:p>
          </table:table-cell>
          <table:table-cell office:value-type="string">
            <text:p>37%</text:p>
          </table:table-cell>
          <table:table-cell office:value-type="string">
            <text:p>Eldoret</text:p>
          </table:table-cell>
        </table:table-row>
        <table:table-row table:style-name="ro2">
          <table:table-cell office:value-type="string">
            <text:p>Vihiga</text:p>
          </table:table-cell>
          <table:table-cell office:value-type="float" office:value="0.0785">
            <text:p>0.0785</text:p>
          </table:table-cell>
          <table:table-cell office:value-type="float" office:value="34.717749">
            <text:p>34.717749</text:p>
          </table:table-cell>
          <table:table-cell office:value-type="float" office:value="652377">
            <text:p>652377</text:p>
          </table:table-cell>
          <table:table-cell office:value-type="string">
            <text:p>35%</text:p>
          </table:table-cell>
          <table:table-cell office:value-type="string">
            <text:p>Amatsi</text:p>
          </table:table-cell>
        </table:table-row>
        <table:table-row table:style-name="ro2">
          <table:table-cell office:value-type="string">
            <text:p>West Pokot</text:p>
          </table:table-cell>
          <table:table-cell office:value-type="float" office:value="1.575837">
            <text:p>1.575837</text:p>
          </table:table-cell>
          <table:table-cell office:value-type="float" office:value="35.316901">
            <text:p>35.316901</text:p>
          </table:table-cell>
          <table:table-cell office:value-type="float" office:value="597239">
            <text:p>597239</text:p>
          </table:table-cell>
          <table:table-cell office:value-type="string">
            <text:p>13%</text:p>
          </table:table-cell>
          <table:table-cell office:value-type="string">
            <text:p>Kapenguria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5/11/2016</text:date>, <text:time>22:4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22:44:27.31</meta:creation-date>
    <dc:date>2016-05-11T22:47:01.22</dc:date>
    <meta:editing-duration>PT2M34S</meta:editing-duration>
    <meta:editing-cycles>1</meta:editing-cycles>
    <meta:document-statistic meta:table-count="3" meta:cell-count="264" meta:object-count="0"/>
    <meta:generator>OpenOffice/4.1.2$Win32 OpenOffice.org_project/412m3$Build-9782</meta:generator>
  </office:meta>
</office:document-meta>
</file>